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geFlowActionServlet.getModuleConfPath( String module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ActionServlet.processUnhandledAction( HttpServletRequest request , HttpServletResponse response , String uri )</text:p>
          </table:table-cell>
          <table:table-cell office:value-type="float" office:value="9">
            <text:p text:style-name="Table_20_Contents">9</text:p>
          </table:table-cell>
          <table:table-cell office:value-type="float" office:value="8">
            <text:p text:style-name="Table_20_Contents">8</text:p>
          </table:table-cell>
          <table:table-cell office:value-type="float" office:value="50">
            <text:p text:style-name="Table_20_Contents">50</text:p>
          </table:table-cell>
        </table:table-row>
        <table:table-row>
          <table:table-cell office:value-type="string">
            <text:p text:style-name="Table_20_Contents">DefaultModuleConfigLocator.getModuleConfigPath( String modul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ageFlowActionServlet.moduleCanHandlePath( ModuleConfig moduleConfig , RequestProcessor rp , String servletPa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egacyModuleConfigLocator.getGenDi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oduleConfigLocator.getGenDi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ActionServlet.addServletMapping( String servletName , String urlPatter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geFlowActionServlet.process( HttpServletRequest request , HttpServletResponse respons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ageFlowActionServlet.ini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ageFlowActionServlet.getDefaultModuleConfigLoca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